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s_avg" table:style-name="ta1">
        <table:shapes>
          <draw:frame draw:z-index="0" draw:style-name="gr1" draw:text-style-name="P1" svg:width="159.99mm" svg:height="89.99mm" svg:x="90.63mm" svg:y="5.51mm">
            <loext:p draw:notify-on-update-of-ranges="stats_avg.A6:stats_avg.A6 stats_avg.A10:stats_avg.A10 stats_avg.A14:stats_avg.A14 stats_avg.A18:stats_avg.A18 stats_avg.A22:stats_avg.A22 stats_avg.A26:stats_avg.A26 stats_avg.A30:stats_avg.A30 stats_avg.A6:stats_avg.A6 stats_avg.A10:stats_avg.A10 stats_avg.A14:stats_avg.A14 stats_avg.A18:stats_avg.A18 stats_avg.A22:stats_avg.A22 stats_avg.A26:stats_avg.A26 stats_avg.A30:stats_avg.A30  stats_avg.C6:stats_avg.C6 stats_avg.C10:stats_avg.C10 stats_avg.C14:stats_avg.C14 stats_avg.C18:stats_avg.C18 stats_avg.C22:stats_avg.C22 stats_avg.C26:stats_avg.C26 stats_avg.C30:stats_avg.C30 stats_avg.A6:stats_avg.A6 stats_avg.A10:stats_avg.A10 stats_avg.A14:stats_avg.A14 stats_avg.A18:stats_avg.A18 stats_avg.A22:stats_avg.A22 stats_avg.A26:stats_avg.A26 stats_avg.A30:stats_avg.A30  stats_avg.C7:stats_avg.C7 stats_avg.C11:stats_avg.C11 stats_avg.C15:stats_avg.C15 stats_avg.C19:stats_avg.C19 stats_avg.C23:stats_avg.C23 stats_avg.C27:stats_avg.C27 stats_avg.C31:stats_avg.C31 stats_avg.A6:stats_avg.A6 stats_avg.A10:stats_avg.A10 stats_avg.A14:stats_avg.A14 stats_avg.A18:stats_avg.A18 stats_avg.A22:stats_avg.A22 stats_avg.A26:stats_avg.A26 stats_avg.A30:stats_avg.A30  stats_avg.C8:stats_avg.C8 stats_avg.C12:stats_avg.C12 stats_avg.C16:stats_avg.C16 stats_avg.C20:stats_avg.C20 stats_avg.C24:stats_avg.C24 stats_avg.C28:stats_avg.C28 stats_avg.C32:stats_avg.C32 stats_avg.A6:stats_avg.A6 stats_avg.A10:stats_avg.A10 stats_avg.A14:stats_avg.A14 stats_avg.A18:stats_avg.A18 stats_avg.A22:stats_avg.A22 stats_avg.A26:stats_avg.A26 stats_avg.A30:stats_avg.A30  stats_avg.C9:stats_avg.C9 stats_avg.C13:stats_avg.C13 stats_avg.C17:stats_avg.C17 stats_avg.C21:stats_avg.C21 stats_avg.C25:stats_avg.C25 stats_avg.C29:stats_avg.C29 stats_avg.C33:stats_avg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59.5mm" svg:y="6.12mm">
            <loext:p draw:notify-on-update-of-ranges="stats_avg.A2:stats_avg.A2 stats_avg.A6:stats_avg.A6 stats_avg.A10:stats_avg.A10 stats_avg.A14:stats_avg.A14 stats_avg.A18:stats_avg.A18 stats_avg.A22:stats_avg.A22 stats_avg.A26:stats_avg.A26 stats_avg.A30:stats_avg.A30 stats_avg.A6:stats_avg.A6 stats_avg.A10:stats_avg.A10 stats_avg.A14:stats_avg.A14 stats_avg.A18:stats_avg.A18 stats_avg.A22:stats_avg.A22 stats_avg.A26:stats_avg.A26 stats_avg.A30:stats_avg.A30  stats_avg.C6:stats_avg.C6 stats_avg.C10:stats_avg.C10 stats_avg.C14:stats_avg.C14 stats_avg.A6:stats_avg.A6 stats_avg.A10:stats_avg.A10 stats_avg.A14:stats_avg.A14 stats_avg.A18:stats_avg.A18 stats_avg.A22:stats_avg.A22 stats_avg.A26:stats_avg.A26 stats_avg.A30:stats_avg.A30  stats_avg.C7:stats_avg.C7 stats_avg.C11:stats_avg.C11 stats_avg.C15:stats_avg.C15 stats_avg.A6:stats_avg.A6 stats_avg.A10:stats_avg.A10 stats_avg.A14:stats_avg.A14 stats_avg.A18:stats_avg.A18 stats_avg.A22:stats_avg.A22 stats_avg.A26:stats_avg.A26 stats_avg.A30:stats_avg.A30  stats_avg.C8:stats_avg.C8 stats_avg.C12:stats_avg.C12 stats_avg.C16:stats_avg.C16 stats_avg.A6:stats_avg.A6 stats_avg.A10:stats_avg.A10 stats_avg.A14:stats_avg.A14 stats_avg.A18:stats_avg.A18 stats_avg.A22:stats_avg.A22 stats_avg.A26:stats_avg.A26 stats_avg.A30:stats_avg.A30  stats_avg.C9:stats_avg.C9 stats_avg.C13:stats_avg.C13 stats_avg.C17:stats_avg.C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bots</text:p>
          </table:table-cell>
          <table:table-cell office:value-type="string" calcext:value-type="string">
            <text:p>centrality</text:p>
          </table:table-cell>
          <table:table-cell office:value-type="string" calcext:value-type="string">
            <text:p>1000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between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close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page-rank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random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"betweenness-centrality"</text:p>
          </table:table-cell>
          <table:table-cell office:value-type="float" office:value="5.41176470588235" calcext:value-type="float">
            <text:p>5.41176470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"closeness-centrality"</text:p>
          </table:table-cell>
          <table:table-cell office:value-type="float" office:value="5.3235294117647" calcext:value-type="float">
            <text:p>5.32352941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"page-rank"</text:p>
          </table:table-cell>
          <table:table-cell office:value-type="float" office:value="3.23529411764706" calcext:value-type="float">
            <text:p>3.23529411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"random"</text:p>
          </table:table-cell>
          <table:table-cell office:value-type="float" office:value="8.8529411764706" calcext:value-type="float">
            <text:p>8.85294117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"betweenness-centrality"</text:p>
          </table:table-cell>
          <table:table-cell office:value-type="float" office:value="16.0882352941177" calcext:value-type="float">
            <text:p>16.08823529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"closeness-centrality"</text:p>
          </table:table-cell>
          <table:table-cell office:value-type="float" office:value="14.2352941176471" calcext:value-type="float">
            <text:p>14.23529411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"page-rank"</text:p>
          </table:table-cell>
          <table:table-cell office:value-type="float" office:value="9.47058823529413" calcext:value-type="float">
            <text:p>9.47058823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"random"</text:p>
          </table:table-cell>
          <table:table-cell office:value-type="float" office:value="18.4117647058824" calcext:value-type="float">
            <text:p>18.41176470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betweenness-centrality"</text:p>
          </table:table-cell>
          <table:table-cell office:value-type="float" office:value="24.5882352941177" calcext:value-type="float">
            <text:p>24.58823529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closeness-centrality"</text:p>
          </table:table-cell>
          <table:table-cell office:value-type="float" office:value="23.1176470588235" calcext:value-type="float">
            <text:p>23.11764705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page-rank"</text:p>
          </table:table-cell>
          <table:table-cell office:value-type="float" office:value="21.5882352941177" calcext:value-type="float">
            <text:p>21.58823529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random"</text:p>
          </table:table-cell>
          <table:table-cell office:value-type="float" office:value="31.4117647058824" calcext:value-type="float">
            <text:p>31.41176470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"betweenness-centrality"</text:p>
          </table:table-cell>
          <table:table-cell office:value-type="float" office:value="33.2941176470588" calcext:value-type="float">
            <text:p>33.29411764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"closeness-centrality"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"page-rank"</text:p>
          </table:table-cell>
          <table:table-cell office:value-type="float" office:value="35.9705882352941" calcext:value-type="float">
            <text:p>35.97058823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"random"</text:p>
          </table:table-cell>
          <table:table-cell office:value-type="float" office:value="38.1176470588235" calcext:value-type="float">
            <text:p>38.11764705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betweenness-centrality"</text:p>
          </table:table-cell>
          <table:table-cell office:value-type="float" office:value="71.8823529411765" calcext:value-type="float">
            <text:p>71.88235294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closeness-centrality"</text:p>
          </table:table-cell>
          <table:table-cell office:value-type="float" office:value="69.8529411764706" calcext:value-type="float">
            <text:p>69.85294117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page-rank"</text:p>
          </table:table-cell>
          <table:table-cell office:value-type="float" office:value="76.2058823529411" calcext:value-type="float">
            <text:p>76.20588235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random"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"betweenness-centrality"</text:p>
          </table:table-cell>
          <table:table-cell office:value-type="float" office:value="89.2058823529412" calcext:value-type="float">
            <text:p>89.20588235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"closeness-centrality"</text:p>
          </table:table-cell>
          <table:table-cell office:value-type="float" office:value="76.0588235294117" calcext:value-type="float">
            <text:p>76.05882352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"page-rank"</text:p>
          </table:table-cell>
          <table:table-cell office:value-type="float" office:value="90.4411764705882" calcext:value-type="float">
            <text:p>90.44117647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"random"</text:p>
          </table:table-cell>
          <table:table-cell office:value-type="float" office:value="90.4117647058823" calcext:value-type="float">
            <text:p>90.411764705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"betweenness-centrality"</text:p>
          </table:table-cell>
          <table:table-cell office:value-type="float" office:value="97.0294117647059" calcext:value-type="float">
            <text:p>97.029411764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"closeness-centrality"</text:p>
          </table:table-cell>
          <table:table-cell office:value-type="float" office:value="97.1470588235294" calcext:value-type="float">
            <text:p>97.147058823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"page-rank"</text:p>
          </table:table-cell>
          <table:table-cell office:value-type="float" office:value="95.7941176470588" calcext:value-type="float">
            <text:p>95.794117647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"random"</text:p>
          </table:table-cell>
          <table:table-cell office:value-type="float" office:value="97.7941176470588" calcext:value-type="float">
            <text:p>97.79411764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3">00/00/0000</text:date>, <text:time style:data-style-name="N2" text:time-value="10:55:53.8419068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3T10:56:27.474048284</dc:date>
    <meta:editing-duration>PT17M47S</meta:editing-duration>
    <meta:editing-cycles>3</meta:editing-cycles>
    <meta:generator>LibreOffice/5.1.4.2$Linux_X86_64 LibreOffice_project/10m0$Build-2</meta:generator>
    <meta:document-statistic meta:table-count="1" meta:cell-count="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86cm" svg:y="3.454cm" style:legend-expansion="high" chart:style-name="ch2"/>
        <chart:plot-area chart:style-name="ch3" table:cell-range-address="stats_avg.A6:stats_avg.A6 stats_avg.A10:stats_avg.A10 stats_avg.A14:stats_avg.A14 stats_avg.A18:stats_avg.A18 stats_avg.A22:stats_avg.A22 stats_avg.A26:stats_avg.A26 stats_avg.A30:stats_avg.A30 stats_avg.C6:stats_avg.C33" chart:data-source-has-labels="both" svg:x="0.32cm" svg:y="0.18cm" svg:width="12.746cm" svg:height="8.64cm">
          <chartooo:coordinate-region svg:x="0.941cm" svg:y="0.379cm" svg:width="11.753cm" svg:height="7.794cm"/>
          <chart:axis chart:dimension="x" chart:name="primary-x" chart:style-name="ch4" chartooo:axis-type="auto">
            <chart:categories table:cell-range-address="stats_avg.A6:stats_avg.A6 stats_avg.A10:stats_avg.A10 stats_avg.A14:stats_avg.A14 stats_avg.A18:stats_avg.A18 stats_avg.A22:stats_avg.A22 stats_avg.A26:stats_avg.A26 stats_avg.A30:stats_avg.A3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6:stats_avg.C6 stats_avg.C10:stats_avg.C10 stats_avg.C14:stats_avg.C14 stats_avg.C18:stats_avg.C18 stats_avg.C22:stats_avg.C22 stats_avg.C26:stats_avg.C26 stats_avg.C30:stats_avg.C30" loext:label-string="between" chart:class="chart:scatter">
            <chart:domain table:cell-range-address="stats_avg.A6:stats_avg.A6 stats_avg.A10:stats_avg.A10 stats_avg.A14:stats_avg.A14 stats_avg.A18:stats_avg.A18 stats_avg.A22:stats_avg.A22 stats_avg.A26:stats_avg.A26 stats_avg.A30:stats_avg.A30"/>
            <chart:data-point chart:repeated="7"/>
          </chart:series>
          <chart:series chart:style-name="ch7" chart:values-cell-range-address="stats_avg.C7:stats_avg.C7 stats_avg.C11:stats_avg.C11 stats_avg.C15:stats_avg.C15 stats_avg.C19:stats_avg.C19 stats_avg.C23:stats_avg.C23 stats_avg.C27:stats_avg.C27 stats_avg.C31:stats_avg.C31" loext:label-string="close" chart:class="chart:scatter">
            <chart:data-point chart:repeated="7"/>
          </chart:series>
          <chart:series chart:style-name="ch8" chart:values-cell-range-address="stats_avg.C8:stats_avg.C8 stats_avg.C12:stats_avg.C12 stats_avg.C16:stats_avg.C16 stats_avg.C20:stats_avg.C20 stats_avg.C24:stats_avg.C24 stats_avg.C28:stats_avg.C28 stats_avg.C32:stats_avg.C32" loext:label-string="page" chart:class="chart:scatter">
            <chart:data-point chart:repeated="7"/>
          </chart:series>
          <chart:series chart:style-name="ch9" chart:values-cell-range-address="stats_avg.C9:stats_avg.C9 stats_avg.C13:stats_avg.C13 stats_avg.C17:stats_avg.C17 stats_avg.C21:stats_avg.C21 stats_avg.C25:stats_avg.C25 stats_avg.C29:stats_avg.C29 stats_avg.C33:stats_avg.C33" loext:label-string="random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</text:p>
              </table:table-cell>
              <table:table-cell office:value-type="string">
                <text:p>page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tats_avg.A6:stats_avg.A6 stats_avg.A10:stats_avg.A10 stats_avg.A14:stats_avg.A14 stats_avg.A18:stats_avg.A18 stats_avg.A22:stats_avg.A22 stats_avg.A26:stats_avg.A26 stats_avg.A30:stats_avg.A30</svg:desc>
                </draw:g>
              </table:table-cell>
              <table:table-cell office:value-type="float" office:value="1">
                <text:p>1</text:p>
                <draw:g>
                  <svg:desc>stats_avg.A6:stats_avg.A6 stats_avg.A10:stats_avg.A10 stats_avg.A14:stats_avg.A14 stats_avg.A18:stats_avg.A18 stats_avg.A22:stats_avg.A22 stats_avg.A26:stats_avg.A26 stats_avg.A30:stats_avg.A30</svg:desc>
                </draw:g>
              </table:table-cell>
              <table:table-cell office:value-type="float" office:value="5.41176470588235">
                <text:p>5.41176470588235</text:p>
                <draw:g>
                  <svg:desc>stats_avg.C6:stats_avg.C6 stats_avg.C10:stats_avg.C10 stats_avg.C14:stats_avg.C14 stats_avg.C18:stats_avg.C18 stats_avg.C22:stats_avg.C22 stats_avg.C26:stats_avg.C26 stats_avg.C30:stats_avg.C30</svg:desc>
                </draw:g>
              </table:table-cell>
              <table:table-cell office:value-type="float" office:value="5.3235294117647">
                <text:p>5.3235294117647</text:p>
                <draw:g>
                  <svg:desc>stats_avg.C7:stats_avg.C7 stats_avg.C11:stats_avg.C11 stats_avg.C15:stats_avg.C15 stats_avg.C19:stats_avg.C19 stats_avg.C23:stats_avg.C23 stats_avg.C27:stats_avg.C27 stats_avg.C31:stats_avg.C31</svg:desc>
                </draw:g>
              </table:table-cell>
              <table:table-cell office:value-type="float" office:value="3.23529411764706">
                <text:p>3.23529411764706</text:p>
                <draw:g>
                  <svg:desc>stats_avg.C8:stats_avg.C8 stats_avg.C12:stats_avg.C12 stats_avg.C16:stats_avg.C16 stats_avg.C20:stats_avg.C20 stats_avg.C24:stats_avg.C24 stats_avg.C28:stats_avg.C28 stats_avg.C32:stats_avg.C32</svg:desc>
                </draw:g>
              </table:table-cell>
              <table:table-cell office:value-type="float" office:value="8.8529411764706">
                <text:p>8.8529411764706</text:p>
                <draw:g>
                  <svg:desc>stats_avg.C9:stats_avg.C9 stats_avg.C13:stats_avg.C13 stats_avg.C17:stats_avg.C17 stats_avg.C21:stats_avg.C21 stats_avg.C25:stats_avg.C25 stats_avg.C29:stats_avg.C29 stats_avg.C33:stats_avg.C3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0882352941177">
                <text:p>16.0882352941177</text:p>
              </table:table-cell>
              <table:table-cell office:value-type="float" office:value="14.2352941176471">
                <text:p>14.2352941176471</text:p>
              </table:table-cell>
              <table:table-cell office:value-type="float" office:value="9.47058823529413">
                <text:p>9.47058823529413</text:p>
              </table:table-cell>
              <table:table-cell office:value-type="float" office:value="18.4117647058824">
                <text:p>18.411764705882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4.5882352941177">
                <text:p>24.5882352941177</text:p>
              </table:table-cell>
              <table:table-cell office:value-type="float" office:value="23.1176470588235">
                <text:p>23.1176470588235</text:p>
              </table:table-cell>
              <table:table-cell office:value-type="float" office:value="21.5882352941177">
                <text:p>21.5882352941177</text:p>
              </table:table-cell>
              <table:table-cell office:value-type="float" office:value="31.4117647058824">
                <text:p>31.411764705882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3.2941176470588">
                <text:p>33.2941176470588</text:p>
              </table:table-cell>
              <table:table-cell office:value-type="float" office:value="37">
                <text:p>37</text:p>
              </table:table-cell>
              <table:table-cell office:value-type="float" office:value="35.9705882352941">
                <text:p>35.9705882352941</text:p>
              </table:table-cell>
              <table:table-cell office:value-type="float" office:value="38.1176470588235">
                <text:p>38.117647058823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1.8823529411765">
                <text:p>71.8823529411765</text:p>
              </table:table-cell>
              <table:table-cell office:value-type="float" office:value="69.8529411764706">
                <text:p>69.8529411764706</text:p>
              </table:table-cell>
              <table:table-cell office:value-type="float" office:value="76.2058823529411">
                <text:p>76.205882352941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9.2058823529412">
                <text:p>89.2058823529412</text:p>
              </table:table-cell>
              <table:table-cell office:value-type="float" office:value="76.0588235294117">
                <text:p>76.0588235294117</text:p>
              </table:table-cell>
              <table:table-cell office:value-type="float" office:value="90.4411764705882">
                <text:p>90.4411764705882</text:p>
              </table:table-cell>
              <table:table-cell office:value-type="float" office:value="90.4117647058823">
                <text:p>90.411764705882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7.0294117647059">
                <text:p>97.0294117647059</text:p>
              </table:table-cell>
              <table:table-cell office:value-type="float" office:value="97.1470588235294">
                <text:p>97.1470588235294</text:p>
              </table:table-cell>
              <table:table-cell office:value-type="float" office:value="95.7941176470588">
                <text:p>95.7941176470588</text:p>
              </table:table-cell>
              <table:table-cell office:value-type="float" office:value="97.7941176470588">
                <text:p>97.79411764705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86cm" svg:y="3.454cm" style:legend-expansion="high" chart:style-name="ch2"/>
        <chart:plot-area chart:style-name="ch3" table:cell-range-address="stats_avg.A2:stats_avg.A2 stats_avg.A6:stats_avg.A6 stats_avg.A10:stats_avg.A10 stats_avg.A14:stats_avg.A14 stats_avg.A18:stats_avg.A18 stats_avg.A22:stats_avg.A22 stats_avg.A26:stats_avg.A26 stats_avg.A30:stats_avg.A30 stats_avg.C6:stats_avg.C17" chart:data-source-has-labels="both" svg:x="0.32cm" svg:y="0.18cm" svg:width="12.746cm" svg:height="8.64cm">
          <chartooo:coordinate-region svg:x="0.941cm" svg:y="0.379cm" svg:width="11.886cm" svg:height="7.794cm"/>
          <chart:axis chart:dimension="x" chart:name="primary-x" chart:style-name="ch4" chartooo:axis-type="auto">
            <chart:categories table:cell-range-address="stats_avg.A2:stats_avg.A2 stats_avg.A6:stats_avg.A6 stats_avg.A10:stats_avg.A10 stats_avg.A14:stats_avg.A14 stats_avg.A18:stats_avg.A18 stats_avg.A22:stats_avg.A22 stats_avg.A26:stats_avg.A26 stats_avg.A30:stats_avg.A3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6:stats_avg.C6 stats_avg.C10:stats_avg.C10 stats_avg.C14:stats_avg.C14" loext:label-string="between" chart:class="chart:scatter">
            <chart:domain table:cell-range-address="stats_avg.A6:stats_avg.A6 stats_avg.A10:stats_avg.A10 stats_avg.A14:stats_avg.A14 stats_avg.A18:stats_avg.A18 stats_avg.A22:stats_avg.A22 stats_avg.A26:stats_avg.A26 stats_avg.A30:stats_avg.A30"/>
            <chart:data-point chart:repeated="7"/>
          </chart:series>
          <chart:series chart:style-name="ch7" chart:values-cell-range-address="stats_avg.C7:stats_avg.C7 stats_avg.C11:stats_avg.C11 stats_avg.C15:stats_avg.C15" loext:label-string="close" chart:class="chart:scatter">
            <chart:data-point chart:repeated="7"/>
          </chart:series>
          <chart:series chart:style-name="ch8" chart:values-cell-range-address="stats_avg.C8:stats_avg.C8 stats_avg.C12:stats_avg.C12 stats_avg.C16:stats_avg.C16" loext:label-string="page" chart:class="chart:scatter">
            <chart:data-point chart:repeated="7"/>
          </chart:series>
          <chart:series chart:style-name="ch9" chart:values-cell-range-address="stats_avg.C9:stats_avg.C9 stats_avg.C13:stats_avg.C13 stats_avg.C17:stats_avg.C17" loext:label-string="random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</text:p>
              </table:table-cell>
              <table:table-cell office:value-type="string">
                <text:p>page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2:stats_avg.A2 stats_avg.A6:stats_avg.A6 stats_avg.A10:stats_avg.A10 stats_avg.A14:stats_avg.A14 stats_avg.A18:stats_avg.A18 stats_avg.A22:stats_avg.A22 stats_avg.A26:stats_avg.A26 stats_avg.A30:stats_avg.A30</svg:desc>
                </draw:g>
              </table:table-cell>
              <table:table-cell office:value-type="float" office:value="1">
                <text:p>1</text:p>
                <draw:g>
                  <svg:desc>stats_avg.A6:stats_avg.A6 stats_avg.A10:stats_avg.A10 stats_avg.A14:stats_avg.A14 stats_avg.A18:stats_avg.A18 stats_avg.A22:stats_avg.A22 stats_avg.A26:stats_avg.A26 stats_avg.A30:stats_avg.A30</svg:desc>
                </draw:g>
              </table:table-cell>
              <table:table-cell office:value-type="float" office:value="5.41176470588235">
                <text:p>5.41176470588235</text:p>
                <draw:g>
                  <svg:desc>stats_avg.C6:stats_avg.C6 stats_avg.C10:stats_avg.C10 stats_avg.C14:stats_avg.C14</svg:desc>
                </draw:g>
              </table:table-cell>
              <table:table-cell office:value-type="float" office:value="5.3235294117647">
                <text:p>5.3235294117647</text:p>
                <draw:g>
                  <svg:desc>stats_avg.C7:stats_avg.C7 stats_avg.C11:stats_avg.C11 stats_avg.C15:stats_avg.C15</svg:desc>
                </draw:g>
              </table:table-cell>
              <table:table-cell office:value-type="float" office:value="3.23529411764706">
                <text:p>3.23529411764706</text:p>
                <draw:g>
                  <svg:desc>stats_avg.C8:stats_avg.C8 stats_avg.C12:stats_avg.C12 stats_avg.C16:stats_avg.C16</svg:desc>
                </draw:g>
              </table:table-cell>
              <table:table-cell office:value-type="float" office:value="8.8529411764706">
                <text:p>8.8529411764706</text:p>
                <draw:g>
                  <svg:desc>stats_avg.C9:stats_avg.C9 stats_avg.C13:stats_avg.C13 stats_avg.C17:stats_avg.C1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6.0882352941177">
                <text:p>16.0882352941177</text:p>
              </table:table-cell>
              <table:table-cell office:value-type="float" office:value="14.2352941176471">
                <text:p>14.2352941176471</text:p>
              </table:table-cell>
              <table:table-cell office:value-type="float" office:value="9.47058823529413">
                <text:p>9.47058823529413</text:p>
              </table:table-cell>
              <table:table-cell office:value-type="float" office:value="18.4117647058824">
                <text:p>18.411764705882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4.5882352941177">
                <text:p>24.5882352941177</text:p>
              </table:table-cell>
              <table:table-cell office:value-type="float" office:value="23.1176470588235">
                <text:p>23.1176470588235</text:p>
              </table:table-cell>
              <table:table-cell office:value-type="float" office:value="21.5882352941177">
                <text:p>21.5882352941177</text:p>
              </table:table-cell>
              <table:table-cell office:value-type="float" office:value="31.4117647058824">
                <text:p>31.411764705882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